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35000000562139E7E3AFBEB778.png" manifest:media-type="image/png"/>
  <manifest:file-entry manifest:full-path="Pictures/10000201000001D300000053D7C6DE60978C517B.png" manifest:media-type="image/png"/>
  <manifest:file-entry manifest:full-path="Pictures/10000201000001E20000005A2267BC1EF629CBAE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3040000015A1DB0B4F06996AA09.png" manifest:media-type="image/png"/>
  <manifest:file-entry manifest:full-path="Pictures/10000201000000C8000000C8C1EA96C9D1DC3AA0.png" manifest:media-type="image/png"/>
  <manifest:file-entry manifest:full-path="Pictures/10000201000002A800000190BA5577A753E5D5BA.png" manifest:media-type="image/png"/>
  <manifest:file-entry manifest:full-path="Pictures/1000020100000118000001267839823C5F92CD32.png" manifest:media-type="image/png"/>
  <manifest:file-entry manifest:full-path="Pictures/100002010000021F000001748D599937FDBD42F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standard">
      <style:graphic-properties draw:stroke="none" draw:fill="none" fo:min-height="2.949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23cm"/>
    </style:style>
    <style:style style:name="gr15" style:family="graphic" style:parent-style-name="standard">
      <style:graphic-properties draw:stroke="none" draw:fill="none" fo:min-height="0.738cm"/>
    </style:style>
    <style:style style:name="gr16" style:family="graphic" style:parent-style-name="standard">
      <style:graphic-properties draw:stroke="none" draw:fill="none" fo:min-height="2.212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897cm"/>
    </style:style>
    <style:style style:name="gr18" style:family="graphic" style:parent-style-name="standard">
      <style:graphic-properties draw:stroke="none" draw:fill="none" fo:min-height="8.10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gr20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5.897cm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2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6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28" style:family="graphic" style:parent-style-name="standard">
      <style:graphic-properties draw:stroke="none" draw:fill="none" fo:min-height="5.16cm"/>
    </style:style>
    <style:style style:name="gr29" style:family="graphic" style:parent-style-name="standard">
      <style:graphic-properties draw:stroke="none" draw:fill="none" fo:min-height="14.74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31" style:family="graphic" style:parent-style-name="standard">
      <style:graphic-properties draw:stroke="none" draw:fill="none" fo:min-height="4.423cm"/>
    </style:style>
    <style:style style:name="gr32" style:family="graphic" style:parent-style-name="standard">
      <style:graphic-properties draw:stroke="none" draw:fill="none" fo:min-height="1.475cm"/>
    </style:style>
    <style:style style:name="gr33" style:family="graphic" style:parent-style-name="standard">
      <style:graphic-properties draw:stroke="none" draw:fill="none" fo:min-height="1.939cm"/>
    </style:style>
    <style:style style:name="gr34" style:family="graphic" style:parent-style-name="Обычный_5f_2_5f_2_5f_1">
      <style:graphic-properties draw:stroke="none" draw:fill="none" fo:min-height="10.839cm"/>
    </style:style>
    <style:style style:name="gr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1.895cm"/>
    </style:style>
    <style:style style:name="gr39" style:family="graphic" style:parent-style-name="standard">
      <style:graphic-properties draw:stroke="none" draw:fill="none" fo:min-height="4.20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fo:min-height="4.446cm"/>
    </style:style>
    <style:style style:name="pr5" style:family="presentation" style:parent-style-name="Inspiration-subtitle">
      <style:graphic-properties fo:min-height="5.716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6" style:family="text">
      <style:text-properties style:font-name="DejaVu Sans1" fo:font-size="18pt" style:font-name-asian="DejaVu Sans1" style:font-name-complex="DejaVu Sans1"/>
    </style:style>
    <style:style style:name="T7" style:family="text">
      <style:text-properties style:font-name="DejaVu Sans1" fo:font-size="18pt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8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9" style:family="text">
      <style:text-properties style:font-name="DejaVu Sans1" fo:font-size="18pt" style:text-underline-style="solid" style:text-underline-width="auto" style:text-underline-color="font-color" style:font-name-asian="DejaVu Sans1" style:font-name-complex="DejaVu Sans1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style:font-name-asian="DejaVu Sans1" style:font-name-complex="DejaVu Sans1"/>
    </style:style>
    <style:style style:name="T13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8pt" style:text-underline-style="solid" style:text-underline-width="auto" style:text-und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3: <text:s/></text:span></text:p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draw:frame presentation:style-name="pr5" draw:text-style-name="P2" draw:layer="layout" svg:width="8.8cm" svg:height="5.716cm" svg:x="7.2cm" svg:y="10.6cm">
          <draw:text-box>
            <text:p><text:span text:style-name="T4">собираем учебный набор</text:span></text:p>
            <text:p><text:span text:style-name="T4"/></text:p>
            <text:p><text:span text:style-name="T4">удаляем выбросы</text:span></text:p>
            <text:p><text:span text:style-name="T4"/></text:p>
            <text:p><text:span text:style-name="T4">обучаем модель</text:span></text:p>
            <text:p><text:span text:style-name="T4"/></text:p>
            <text:p><text:span text:style-name="T4">тестируем модель</text:span></text:p>
            <text:p><text:span text:style-name="T4"/></text:p>
            <text:p><text:span text:style-name="T4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" draw:text-style-name="P5" draw:layer="layout" svg:width="25.8cm" svg:height="9.832cm" svg:x="1.2cm" svg:y="4.4cm">
          <draw:text-box>
            <text:p><text:span text:style-name="T5">собираем и обрабатываем признаки</text:span></text:p>
            <text:p text:style-name="P4"><text:span text:style-name="T6"/></text:p>
            <text:p text:style-name="P4"><text:span text:style-name="T6"/></text:p>
            <text:p text:style-name="P4"><text:span text:style-name="T6">feature extraction / feature engineering – формализация данных</text:span></text:p>
            <text:p text:style-name="P4"><text:span text:style-name="T6"/></text:p>
            <text:p text:style-name="P4"><text:span text:style-name="T6"/></text:p>
            <text:p text:style-name="P4"><text:span text:style-name="T6">feature transformation – трансформация данных</text:span></text:p>
            <text:p text:style-name="P4"><text:span text:style-name="T6"/></text:p>
            <text:p text:style-name="P4"><text:span text:style-name="T6"/></text:p>
            <text:p text:style-name="P4"><text:span text:style-name="T6">feature selection – отбор наиболее удачных признаков</text:span></text:p>
            <text:p text:style-name="P4"><text:span text:style-name="T6"/></text:p>
            <text:p text:style-name="P4"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5" draw:layer="layout" svg:width="18.6cm" svg:height="6.147cm" svg:x="3.8cm" svg:y="8.4cm">
          <draw:text-box>
            <text:p><text:span text:style-name="T7">признаки</text:span></text:p>
            <text:p><text:span text:style-name="T5"/></text:p>
            <text:p><text:span text:style-name="T6">бинарные (да/нет)</text:span></text:p>
            <text:p><text:span text:style-name="T6"/></text:p>
            <text:p><text:span text:style-name="T6">категориальные (ограниченный список значений)</text:span></text:p>
            <text:p><text:span text:style-name="T6"/></text:p>
            <text:p><text:span text:style-name="T6">количественные (ℝ) </text:span></text:p>
            <text:p><text:span text:style-name="T6"/></text:p>
          </draw:text-box>
        </draw:frame>
        <draw:frame draw:style-name="gr4" draw:text-style-name="P6" draw:layer="layout" svg:width="24.8cm" svg:height="3.199cm" svg:x="1.6cm" svg:y="4.201cm">
          <draw:text-box>
            <text:p><text:span text:style-name="T5">feature extraction / feature engineering</text:span></text:p>
            <text:p><text:span text:style-name="T5"/></text:p>
            <text:p text:style-name="P4"><text:span text:style-name="T8">отображение данных, <text:s/>специфических для предметной области, </text:span></text:p>
            <text:p><text:span text:style-name="T8">в точки пространства признаков</text:span></text:p>
          </draw:text-box>
        </draw:frame>
        <draw:frame draw:style-name="gr5" draw:text-style-name="P6" draw:layer="layout" svg:width="17.105cm" svg:height="0.989cm" svg:x="4cm" svg:y="17.2cm">
          <draw:text-box>
            <text:p><text:span text:style-name="T6">собираем признаки формируем учебный датас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5" draw:layer="layout" svg:width="25.2cm" svg:height="12.78cm" svg:x="1.2cm" svg:y="4.4cm">
          <draw:text-box>
            <text:p><text:span text:style-name="T5">feature extraction / feature engineering</text:span></text:p>
            <text:p text:style-name="P4"><text:span text:style-name="T6"/></text:p>
            <text:p text:style-name="P4"><text:span text:style-name="T8">объект → вектор признаков</text:span></text:p>
            <text:p text:style-name="P4"><text:span text:style-name="T6"/></text:p>
            <text:p text:style-name="P4"><text:span text:style-name="T6"/></text:p>
            <text:p text:style-name="P4"><text:span text:style-name="T9">примеры</text:span></text:p>
            <text:p text:style-name="P4"><text:span text:style-name="T6"/></text:p>
            <text:p text:style-name="P4"><text:span text:style-name="T6">для текстов - TF-IDF, Word2Vec</text:span></text:p>
            <text:p text:style-name="P4"><text:span text:style-name="T6"/></text:p>
            <text:p text:style-name="P4"><text:span text:style-name="T6"/></text:p>
            <text:p text:style-name="P4"><text:span text:style-name="T6">для изображений - SIFT, </text:span></text:p>
            <text:p text:style-name="P4"><text:span text:style-name="T6"><text:s text:c="32"/></text:span><text:span text:style-name="T6">Haar-like features, </text:span></text:p>
            <text:p text:style-name="P4"><text:span text:style-name="T6"><text:s text:c="32"/></text:span><text:span text:style-name="T6">Histogram of Oriented Gradients (HOG),</text:span></text:p>
            <text:p text:style-name="P4"><text:span text:style-name="T6"><text:s text:c="32"/></text:span><text:span text:style-name="T6">Bag of visual Words (BoW),</text:span></text:p>
            <text:p text:style-name="P4"><text:span text:style-name="T6"><text:s text:c="32"/></text:span><text:span text:style-name="T6">deep convolutional neural networks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7" draw:text-style-name="P7" draw:layer="layout" svg:width="25.4cm" svg:height="3.199cm" svg:x="1cm" svg:y="4.801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6">трансформация данных для улучшения результатов работы модели (повышения точност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8" draw:text-style-name="P8" draw:layer="layout" svg:width="25.4cm" svg:height="4cm" svg:x="1.6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1">стандартизация, StandartScaling, Z-score normalization</text:span></text:p>
            <text:p text:style-name="P4"><text:span text:style-name="T11"/></text:p>
            <text:p text:style-name="P4"><text:span text:style-name="T11">приведение к нулевому мат.ожиданию (μ) и единичной дисперсии (σ)</text:span></text:p>
          </draw:text-box>
        </draw:frame>
        <draw:frame draw:style-name="gr9" draw:text-style-name="P9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0" draw:layer="layout" svg:width="21cm" svg:height="3.2cm" svg:x="1.4cm" svg:y="12.8cm">
          <draw:text-box>
            <text:p><text:span text:style-name="T11">улучшает ситуацию с выбросами</text:span></text:p>
            <text:p><text:span text:style-name="T11"/></text:p>
            <text:p><text:span text:style-name="T11">применяют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1" draw:text-style-name="P8" draw:layer="layout" svg:width="25.4cm" svg:height="6.884cm" svg:x="1.6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2">MinMaxScaling масштабирование в отрезок [0,1]</text:span></text:p>
            <text:p text:style-name="P4"><text:span text:style-name="T12"/></text:p>
            <text:p text:style-name="P4"><text:span text:style-name="T12"/></text:p>
            <text:p text:style-name="P4"><text:span text:style-name="T11">похож на StandartScaling,</text:span></text:p>
            <text:p text:style-name="P4"><text:span text:style-name="T11"/></text:p>
            <text:p text:style-name="P4"><text:span text:style-name="T12">MinMaxScaling полезен для визуализации, </text:span></text:p>
            <text:p text:style-name="P4"><text:span text:style-name="T12">легко перенести признаки на отрезок [0, 255] </text:span></text:p>
          </draw:text-box>
        </draw:frame>
        <draw:frame draw:style-name="gr9" draw:text-style-name="P9" draw:layer="layout" svg:width="5.221cm" svg:height="2.038cm" svg:x="7.2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2" draw:text-style-name="P8" draw:layer="layout" svg:width="26.2cm" svg:height="6.884cm" svg:x="1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1">log-трансформация</text:span></text:p>
            <text:p text:style-name="P4"><text:span text:style-name="T11"/></text:p>
            <text:p text:style-name="P4"><text:span text:style-name="T11">многие модели хорошо работают с нормально распределёнными данными </text:span></text:p>
            <text:p text:style-name="P4"><text:span text:style-name="T11">(параметрические методы)</text:span></text:p>
            <text:p text:style-name="P4"><text:span text:style-name="T11"/></text:p>
            <text:p text:style-name="P4"><text:span text:style-name="T11">если данные описываются распределением похожим на логнормальное</text:span></text:p>
            <text:p text:style-name="P4"><text:span text:style-name="T11">то их можно привести <text:s/>распределению близкому к нормальному</text:span></text:p>
          </draw:text-box>
        </draw:frame>
        <draw:frame draw:style-name="gr9" draw:text-style-name="P9" draw:layer="layout" svg:width="3.976cm" svg:height="1.091cm" svg:x="4.424cm" svg:y="13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1" draw:layer="layout" svg:width="13.6cm" svg:height="8cm" svg:x="11cm" svg:y="11.6cm">
          <draw:image xlink:href="Pictures/10000201000002A800000190BA5577A753E5D5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4" draw:text-style-name="P8" draw:layer="layout" svg:width="25.4cm" svg:height="4.673cm" svg:x="1.2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2">метод пространственных знаков (spatial sign)</text:span></text:p>
            <text:p text:style-name="P4"><text:span text:style-name="T12"/></text:p>
            <text:p text:style-name="P4"><text:span text:style-name="T12">проецирует значения на поверхность многомерной сферы, </text:span></text:p>
            <text:p text:style-name="P4"><text:span text:style-name="T12">данные становятся равноудаленными от центра этой сферы</text:span></text:p>
          </draw:text-box>
        </draw:frame>
        <draw:frame draw:style-name="gr9" draw:text-style-name="P9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2" draw:layer="layout" svg:width="18.2cm" svg:height="0.988cm" svg:x="5cm" svg:y="15.412cm">
          <draw:text-box>
            <text:p><text:span text:style-name="T1">применяется после стандартизации признаков</text:span></text:p>
          </draw:text-box>
        </draw:frame>
        <draw:frame draw:style-name="gr16" draw:text-style-name="P10" draw:layer="layout" svg:width="9.2cm" svg:height="2.462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7" draw:text-style-name="P7" draw:layer="layout" svg:width="24.4cm" svg:height="6.147cm" svg:x="1cm" svg:y="4.738cm">
          <draw:text-box>
            <text:p text:style-name="P4"><text:span text:style-name="T13">зависимость признаков</text:span></text:p>
            <text:p text:style-name="P4"><text:span text:style-name="T13"/></text:p>
            <text:p text:style-name="P4"><text:span text:style-name="T14"/></text:p>
            <text:p text:style-name="P4"><text:span text:style-name="T14">мультиколлинеарность - </text:span><text:span text:style-name="T11">наличие линейной зависимости у </text:span><text:span text:style-name="T14">признаков</text:span></text:p>
            <text:p text:style-name="P4"><text:span text:style-name="T14"/></text:p>
            <text:p text:style-name="P4"><text:span text:style-name="T14">зависимость признаков </text:span></text:p>
            <text:p text:style-name="P4"><text:span text:style-name="T14"><text:s text:c="5"/></text:span><text:span text:style-name="T14">не позволяет однозначно оценить параметры модели 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8" draw:text-style-name="P10" draw:layer="layout" svg:width="22.93cm" svg:height="8.358cm" svg:x="1cm" svg:y="4.916cm">
          <draw:text-box>
            <text:p><text:span text:style-name="T15">обработка пропусков</text:span></text:p>
            <text:p/>
            <text:p>удалить объект из выборки</text:p>
            <text:p/>
            <text:p><text:span text:style-name="T16">заполнить средним (медианой) </text:span>вещественных переменных</text:p>
            <text:p/>
            <text:p><text:span text:style-name="T16">заполнить наиболее</text:span> частым значением для категориальных</text:p>
            <text:p/>
            <text:p>заменить пропуск на редкое (мало вероятное) значение</text:p>
            <text:p/>
            <text:p text:style-name="P4">заменить на соседнее значение для упорядоченных данных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9" draw:text-style-name="P13" draw:layer="layout" svg:width="16cm" svg:height="13.517cm" svg:x="3.2cm" svg:y="4.483cm">
          <draw:text-box>
            <text:p><text:span text:style-name="T1">отбор признаков и метрики качества </text:span></text:p>
            <text:p><text:span text:style-name="T1"/></text:p>
            <text:p><text:span text:style-name="T17">(считаем на тестовом наборе)</text:span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4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0" draw:text-style-name="P5" draw:layer="layout" svg:width="20.2cm" svg:height="6.147cm" svg:x="2cm" svg:y="4.8cm">
          <draw:text-box>
            <text:p><text:span text:style-name="T18">метрики качества </text:span></text:p>
            <text:p><text:span text:style-name="T18"/></text:p>
            <text:p><text:span text:style-name="T19">погрешность (accuracy) </text:span></text:p>
            <text:p><text:span text:style-name="T20"/></text:p>
            <text:p><text:span text:style-name="T21">правильные ответы / всего примеров</text:span></text:p>
            <text:p><text:span text:style-name="T21"/></text:p>
            <text:p><text:span text:style-name="T21">оценка для сбалансированного набора, т.е.</text:span></text:p>
            <text:p><text:span text:style-name="T21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1" draw:text-style-name="P13" draw:layer="layout" svg:width="12.6cm" svg:height="2.462cm" svg:x="3.8cm" svg:y="4.138cm">
          <draw:text-box>
            <text:p><text:span text:style-name="T18">метрики качества </text:span></text:p>
            <text:p/>
            <text:p>матрица ошибок ( confusion matrix )</text:p>
          </draw:text-box>
        </draw:frame>
        <draw:frame draw:style-name="gr22" draw:text-style-name="P13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6">- FP ложно </text:span>положительные</text:p>
            <text:p><text:span text:style-name="T16">- FN ложно отрицательные</text:span></text:p>
          </draw:text-box>
        </draw:frame>
        <draw:frame draw:style-name="gr13" draw:text-style-name="P11" draw:layer="layout" svg:width="10.007cm" svg:height="10.508cm" svg:x="2.193cm" svg:y="7.092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3" draw:text-style-name="P13" draw:layer="layout" svg:width="12.6cm" svg:height="5.8cm" svg:x="14.4cm" svg:y="6.8cm">
          <draw:text-box>
            <text:p><text:span text:style-name="T22">полнота (recall)</text:span></text:p>
            <text:p><text:span text:style-name="T17"/></text:p>
            <text:p><text:span text:style-name="T23">TP / ( <text:s/>TP + FN )</text:span></text:p>
            <text:p><text:span text:style-name="T17"/></text:p>
            <text:p><text:span text:style-name="T16">доля объектов, найденных классификатором, <text:s/>относительно всех объектов</text:span><text:span text:style-name="T17"> этого класса</text:span></text:p>
          </draw:text-box>
        </draw:frame>
        <draw:frame draw:style-name="gr24" draw:text-style-name="P13" draw:layer="layout" svg:width="13.4cm" svg:height="8.8cm" svg:x="1cm" svg:y="5.8cm">
          <draw:text-box>
            <text:p><text:span text:style-name="T22">точность (precision)</text:span></text:p>
            <text:p><text:span text:style-name="T23"/></text:p>
            <text:p><text:span text:style-name="T23">TP / ( <text:s/>TP + FP )</text:span></text:p>
            <text:p><text:span text:style-name="T17"/></text:p>
            <text:p><text:span text:style-name="T17">(метрики для отдельного класса)</text:span></text:p>
            <text:p><text:span text:style-name="T17"/></text:p>
            <text:p><text:span text:style-name="T16">доля объектов действительно принадлежащих данному классу относительно всех объектов, которые классификатор </text:span><text:span text:style-name="T17">отнес к этому классу</text:span></text:p>
          </draw:text-box>
        </draw:frame>
        <draw:frame draw:style-name="gr25" draw:text-style-name="P13" draw:layer="layout" svg:width="13.2cm" svg:height="4.8cm" svg:x="12.8cm" svg:y="15.6cm">
          <draw:text-box>
            <text:p><text:span text:style-name="T22">F-мера </text:span></text:p>
            <text:p><text:span text:style-name="T17"/></text:p>
            <text:p text:style-name="P4"><text:span text:style-name="T24">( precision*recall ) / ( </text:span><text:span text:style-name="T25">precision+recall )</text:span></text:p>
            <text:p><text:span text:style-name="T17"/></text:p>
            <text:p text:style-name="P4"><text:span text:style-name="T17">усреднение точности и полноты</text:span></text:p>
          </draw:text-box>
        </draw:frame>
        <draw:frame draw:style-name="gr5" draw:text-style-name="P10" draw:layer="layout" svg:width="7.339cm" svg:height="0.989cm" svg:x="8.661cm" svg:y="4.211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6" draw:text-style-name="P13" draw:layer="layout" svg:width="18.6cm" svg:height="9.8cm" svg:x="4.6cm" svg:y="6.6cm">
          <draw:text-box>
            <text:p><text:span text:style-name="T1">Пример <text:s/></text:span><text:span text:style-name="T23">classification_report</text:span></text:p>
            <text:p text:style-name="P4"><text:span text:style-name="T17"/></text:p>
            <text:p text:style-name="P4"><text:span text:style-name="T17"><text:s text:c="14"/></text:span><text:span text:style-name="T17">precision <text:s text:c="3"/>recall <text:s/>f1-score <text:s text:c="2"/>support</text:span></text:p>
            <text:p text:style-name="P4"><text:span text:style-name="T17"/></text:p>
            <text:p text:style-name="P4"><text:span text:style-name="T17"><text:s text:c="10"/></text:span><text:span text:style-name="T17">0 <text:s text:c="6"/>0.90 <text:s text:c="5"/>0.90 <text:s text:c="5"/>0.90 <text:s text:c="5"/>2835</text:span></text:p>
            <text:p text:style-name="P4"><text:span text:style-name="T17"><text:s text:c="10"/></text:span><text:span text:style-name="T17">1 <text:s text:c="6"/>0.91 <text:s text:c="5"/>0.90 <text:s text:c="5"/>0.91 <text:s text:c="5"/>2927</text:span></text:p>
            <text:p text:style-name="P4"><text:span text:style-name="T17"/></text:p>
            <text:p text:style-name="P4"><text:span text:style-name="T17">avg / total <text:s text:c="2"/>0.90 <text:s text:c="5"/>0.90 <text:s text:c="5"/>0.90 <text:s text:c="5"/>5762</text:span></text:p>
          </draw:text-box>
        </draw:frame>
        <draw:frame draw:style-name="gr5" draw:text-style-name="P10" draw:layer="layout" svg:width="7.339cm" svg:height="0.989cm" svg:x="8.662cm" svg:y="4.212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7" draw:text-style-name="P13" draw:layer="layout" svg:width="24.4cm" svg:height="7.4cm" svg:x="1.4cm" svg:y="5.4cm">
          <draw:text-box>
            <text:p><text:span text:style-name="T26">методы отбора признаков</text:span></text:p>
            <text:p><text:span text:style-name="T12"/></text:p>
            <text:p><text:span text:style-name="T27">цель:</text:span><text:span text:style-name="T11"> </text:span><text:span text:style-name="T12">для минимизации ошибки модели на контроле</text:span></text:p>
            <text:p><text:span text:style-name="T12"/></text:p>
            <text:p><text:span text:style-name="T12">полный перебор подможеств признаков </text:span></text:p>
            <text:p><text:span text:style-name="T12"/></text:p>
            <text:p><text:span text:style-name="T12">добавление признаков по одному с минимизацией ошибки (жадный)</text:span></text:p>
            <text:p><text:span text:style-name="T12"/></text:p>
            <text:p><text:span text:style-name="T12">поочерёдное добавление/удален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6" draw:layer="layout" svg:width="25.4cm" svg:height="5.41cm" svg:x="1.2cm" svg:y="4.2cm">
          <draw:text-box>
            <text:p><text:span text:style-name="T28">поиск выбросов / </text:span><text:span text:style-name="T18">Outlier Detection</text:span></text:p>
            <text:p><text:span text:style-name="T21"/></text:p>
            <text:p><text:span text:style-name="T21">выброс или аномалия это то, что не вписывается в общие правила</text:span></text:p>
            <text:p><text:span text:style-name="T21"/></text:p>
            <text:p><text:span text:style-name="T21">задачи детектирования аномалий </text:span></text:p>
            <text:p><text:span text:style-name="T21"><text:s text:c="4"/></text:span><text:span text:style-name="T21">не имеют единой формальной постановки</text:span></text:p>
          </draw:text-box>
        </draw:frame>
        <draw:frame draw:style-name="gr13" draw:text-style-name="P11" draw:layer="layout" svg:width="14.366cm" svg:height="9.842cm" svg:x="4.434cm" svg:y="9.61cm">
          <draw:image xlink:href="Pictures/100002010000021F000001748D599937FDBD42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9" draw:text-style-name="P6" draw:layer="layout" svg:width="23.485cm" svg:height="14.991cm" svg:x="1.315cm" svg:y="4.4cm">
          <draw:text-box>
            <text:p><text:span text:style-name="T28">поиск выбросов / Outlier Detection</text:span></text:p>
            <text:p><text:span text:style-name="T16"/></text:p>
            <text:p><text:span text:style-name="T29">Статистические тесты</text:span><text:span text:style-name="T21"> (признаки обрабатываем отдельно)</text:span></text:p>
            <text:p><text:span text:style-name="T21">простой метод - отсечение по квантили 0.95</text:span></text:p>
            <text:p><text:span text:style-name="T21"/></text:p>
            <text:p><text:span text:style-name="T29">Модельные тесты</text:span><text:span text:style-name="T21"> - строим модель данных,</text:span></text:p>
            <text:p><text:span text:style-name="T21"><text:s/></text:span><text:span text:style-name="T21">точки, которые сильно отклоняются от модели - аномалии</text:span></text:p>
            <text:p><text:span text:style-name="T21"/></text:p>
            <text:p><text:span text:style-name="T30">Итерационные методы</text:span><text:span text:style-name="T16"> - на каждой </text:span><text:span text:style-name="T21">итераций удаляем группу «подозрительных» объектов (последовательное удаление выпуклы оболочек).</text:span></text:p>
            <text:p><text:span text:style-name="T29"/></text:p>
            <text:p><text:span text:style-name="T29">Метрические методы</text:span><text:span text:style-name="T21"> - <text:s/>у выброса мало соседей</text:span></text:p>
            <text:p><text:span text:style-name="T21"/></text:p>
            <text:p><text:span text:style-name="T21"/></text:p>
            <text:p><text:span text:style-name="T29">Методы машинного обучения</text:span><text:span text:style-name="T21"> - IsolationForest,</text:span></text:p>
            <text:p><text:span text:style-name="T21">при построении деревьев выбросы будут попадать в листья на ранних этапах (на небольшой глубине дерева)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10" draw:layer="layout" svg:width="21.014cm" svg:height="5.41cm" svg:x="2.2cm" svg:y="3.99cm">
          <draw:text-box>
            <text:p><text:span text:style-name="T1">оценка и выбор моделей</text:span></text:p>
            <text:p/>
            <text:p>формируем 3 <text:s/>набора: учебный / <text:s/>контрольный / тестовый </text:p>
            <text:p/>
            <text:p>обучаем на учебном </text:p>
            <text:p>проверяем на контрольном</text:p>
            <text:p>итоговый тест на тестовом</text:p>
          </draw:text-box>
        </draw:frame>
        <draw:frame draw:style-name="gr13" draw:text-style-name="P11" draw:layer="layout" svg:width="20.425cm" svg:height="9.154cm" svg:x="3.975cm" svg:y="9.846cm">
          <draw:image xlink:href="Pictures/10000201000003040000015A1DB0B4F06996AA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0" draw:text-style-name="P14" draw:layer="layout" svg:width="19cm" svg:height="4.673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/></text:p>
            <text:p text:style-name="P4"><text:span text:style-name="T11">скользящий контроль - Leave One Out (</text:span><text:span text:style-name="T8">LOO CV)</text:span></text:p>
          </draw:text-box>
        </draw:frame>
        <draw:frame draw:style-name="gr13" draw:text-style-name="P11" draw:layer="layout" svg:width="12.752cm" svg:height="2.38cm" svg:x="4.048cm" svg:y="10cm">
          <draw:image xlink:href="Pictures/10000201000001E20000005A2267BC1EF629CBAE.png" xlink:type="simple" xlink:show="embed" xlink:actuate="onLoad" loext:mime-type="image/png">
            <text:p/>
          </draw:image>
        </draw:frame>
        <draw:frame draw:style-name="gr31" draw:text-style-name="P6" draw:layer="layout" svg:width="20.6cm" svg:height="4.673cm" svg:x="3.2cm" svg:y="13.6cm">
          <draw:text-box>
            <text:p><text:span text:style-name="T8">вынимаем пример из учебной выборки</text:span></text:p>
            <text:p><text:span text:style-name="T8">обучаем модель без него</text:span></text:p>
            <text:p><text:span text:style-name="T8">проверяем ошибку на этом примере</text:span></text:p>
            <text:p><text:span text:style-name="T8"/></text:p>
            <text:p><text:span text:style-name="T8">повторяем для всех объектов выборки</text:span></text:p>
            <text:p><text:span text:style-name="T8">результат суммируем</text:span></text:p>
          </draw:text-box>
        </draw:frame>
        <draw:frame draw:style-name="gr32" draw:text-style-name="P10" draw:layer="layout" svg:width="7.4cm" svg:height="1.725cm" svg:x="18.4cm" svg:y="15.211cm">
          <draw:text-box>
            <text:p><text:span text:style-name="T8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14" draw:layer="layout" svg:width="19cm" svg:height="6.147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><text:s text:c="7"/></text:span><text:span text:style-name="T8">q-fold CV </text:span></text:p>
            <text:p text:style-name="P4"><text:span text:style-name="T8"/></text:p>
            <text:p text:style-name="P4"><text:span text:style-name="T8">аналогично LOO, но будем вместо одного объекта</text:span></text:p>
            <text:p text:style-name="P4"><text:span text:style-name="T8">использовать подмножество из q объектов</text:span></text:p>
          </draw:text-box>
        </draw:frame>
        <draw:frame draw:style-name="gr13" draw:text-style-name="P11" draw:layer="layout" svg:width="12.355cm" svg:height="2.195cm" svg:x="5.6cm" svg:y="11.805cm">
          <draw:image xlink:href="Pictures/10000201000001D300000053D7C6DE60978C517B.png" xlink:type="simple" xlink:show="embed" xlink:actuate="onLoad" loext:mime-type="image/png">
            <text:p/>
          </draw:image>
        </draw:frame>
        <draw:frame draw:style-name="gr33" draw:text-style-name="P10" draw:layer="layout" svg:width="10.8cm" svg:height="2.189cm" svg:x="9.4cm" svg:y="15.211cm">
          <draw:text-box>
            <text:p><text:span text:style-name="T8">оценка зависит от разбиения </text:span></text:p>
            <text:p><text:span text:style-name="T8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14" draw:layer="layout" svg:width="19cm" svg:height="6.147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><text:s text:c="7"/></text:span><text:span text:style-name="T8">t x q-fold CV </text:span></text:p>
            <text:p text:style-name="P4"><text:span text:style-name="T8"/></text:p>
            <text:p text:style-name="P4"><text:span text:style-name="T11">t раз выполняем </text:span><text:span text:style-name="T8">q-fold CV, </text:span></text:p>
            <text:p text:style-name="P4"><text:span text:style-name="T8">учебный набор t раз случайно разбиваем на q блоков</text:span></text:p>
          </draw:text-box>
        </draw:frame>
        <draw:frame draw:style-name="gr13" draw:text-style-name="P11" draw:layer="layout" svg:width="14.948cm" svg:height="2.274cm" svg:x="5.2cm" svg:y="11.2cm">
          <draw:image xlink:href="Pictures/1000020100000235000000562139E7E3AFBEB7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4" draw:text-style-name="P15" draw:layer="layout" svg:width="24.4cm" svg:height="11.089cm" svg:x="1.2cm" svg:y="4.6cm">
          <draw:text-box>
            <text:p><text:span text:style-name="T31">Литература</text:span></text:p>
            <text:p><text:span text:style-name="T32"/></text:p>
            <text:p><text:span text:style-name="T32"/></text:p>
            <text:p><text:span text:style-name="T32">git clone </text:span><text:span text:style-name="T33">https://github.com/mechanoid5/ml_lectorium.git</text:span></text:p>
            <text:p><text:span text:style-name="T32"/></text:p>
            <text:p><text:span text:style-name="T32"/></text:p>
            <text:p><text:span text:style-name="T32">К.В. Воронцов Обобщающая способность. Методы отбора признаков. - курс "Машинное обучение" ШАД Яндекс 2014</text:span></text:p>
            <text:p><text:span text:style-name="T32"/></text:p>
            <text:p><text:span text:style-name="T32">Александр Дьяконов <text:s text:c="2"/>Поиск аномалий <text:s text:c="2"/></text:span><text:span text:style-name="T34">https://dyakonov.org</text:span></text:p>
            <text:p><text:span text:style-name="T34"/></text:p>
            <text:p><text:span text:style-name="T34"/></text:p>
            <text:p><text:span text:style-name="T34">http://www.machinelearning.ru</text:span></text:p>
          </draw:text-box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6" draw:text-style-name="P16" draw:layer="layout" svg:width="25.199cm" svg:height="15.2cm" svg:x="1.4cm" svg:y="4cm" presentation:class="subtitle" presentation:user-transformed="true">
          <draw:text-box>
            <text:p text:style-name="P9"><text:span text:style-name="T35">Вопросы ?</text:span></text:p>
          </draw:text-box>
        </draw:frame>
        <draw:frame draw:style-name="gr35" draw:text-style-name="P1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36" draw:text-style-name="P11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7" draw:text-style-name="P11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draw:frame draw:style-name="gr38" draw:text-style-name="P18" draw:layer="layout" svg:width="13.2cm" svg:height="2.145cm" svg:x="6.8cm" svg:y="6.2cm">
          <draw:text-box>
            <text:p text:style-name="P17"><text:span text:style-name="T4">Конкурс BigData от Beeline</text:span></text:p>
            <text:p text:style-name="P17"><text:span text:style-name="T4"><text:a xlink:href="https://special.habrahabr.ru/beeline/" xlink:type="simple">https://special.habrahabr.ru/beeline/</text:a></text:span></text:p>
          </draw:text-box>
        </draw:frame>
        <draw:frame draw:style-name="gr39" draw:text-style-name="P20" draw:layer="layout" svg:width="22.4cm" svg:height="4.459cm" svg:x="2.4cm" svg:y="12cm">
          <draw:text-box>
            <text:p text:style-name="P19"><text:span text:style-name="T4">Александр Куменко Как я победил в конкурсе BigData от Beeline</text:span></text:p>
            <text:p text:style-name="P19"><text:span text:style-name="T4">7 ноября 2015</text:span></text:p>
            <text:p text:style-name="P19"><text:span text:style-name="T4"><text:a xlink:href="https://habr.com/post/270367/" xlink:type="simple">https://habr.com/post/270367/</text:a></text:span></text:p>
            <text:p text:style-name="P17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2:43.228923662</dc:date>
    <meta:editing-duration>P2DT6H17M28S</meta:editing-duration>
    <meta:editing-cycles>600</meta:editing-cycles>
    <meta:generator>LibreOffice/6.1.3.2$Linux_X86_64 LibreOffice_project/10$Build-2</meta:generator>
    <meta:document-statistic meta:object-count="173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